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71cm" svg:height="0.655cm" svg:x="0.711cm" svg:y="2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0.632cm" svg:height="0.469cm" svg:x="0.755cm" svg:y="2.13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xml:id="id2" draw:id="id2" draw:layer="layout" svg:width="0.71cm" svg:height="0.655cm" svg:x="2.326cm" svg:y="3.69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layer="layout" svg:width="0.632cm" svg:height="0.469cm" svg:x="2.37cm" svg:y="3.777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onnector draw:style-name="gr3" draw:text-style-name="P1" draw:layer="layout" draw:type="curve" svg:x1="1.066cm" svg:y1="2.702cm" svg:x2="2.326cm" svg:y2="4.019cm" draw:start-shape="id1" draw:start-glue-point="8" draw:end-shape="id2" svg:d="m1066 2702c0 878 420 1317 1260 1317">
          <text:p/>
        </draw:connector>
        <draw:connector draw:style-name="gr3" draw:text-style-name="P1" draw:layer="layout" draw:type="curve" svg:x1="1.421cm" svg:y1="2.375cm" svg:x2="2.681cm" svg:y2="3.692cm" draw:start-shape="id1" draw:start-glue-point="10" draw:end-shape="id2" draw:end-glue-point="4" svg:d="m1421 2375c840 0 1260 439 1260 1317">
          <text:p/>
        </draw:connector>
        <draw:frame draw:style-name="gr2" draw:layer="layout" svg:width="0.834cm" svg:height="0.469cm" svg:x="1.8cm" svg:y="2.00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817cm" svg:height="0.469cm" svg:x="0.727cm" svg:y="3.79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1" draw:text-style-name="P1" xml:id="id3" draw:id="id3" draw:layer="measurelines" svg:width="0.71cm" svg:height="0.655cm" svg:x="4.207cm" svg:y="3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measurelines" svg:width="0.632cm" svg:height="0.469cm" svg:x="4.236cm" svg:y="3.20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connector draw:style-name="gr3" draw:text-style-name="P1" draw:layer="measurelines" draw:type="curve" svg:x1="2.43cm" svg:y1="4.251cm" svg:x2="2.932cm" svg:y2="4.251cm" draw:start-shape="id2" draw:start-glue-point="7" draw:end-shape="id2" draw:end-glue-point="9" svg:d="m2430 4251c0 895 502 895 502 0">
          <text:p/>
        </draw:connector>
        <draw:connector draw:style-name="gr3" draw:text-style-name="P1" draw:layer="measurelines" draw:type="curve" svg:x1="3.036cm" svg:y1="4.02cm" svg:x2="4.562cm" svg:y2="3.776cm" draw:start-shape="id2" draw:start-glue-point="10" draw:end-shape="id3" draw:end-glue-point="8" svg:d="m3036 4020c879 0 732 129 894 256s632 251 632-500">
          <text:p/>
        </draw:connector>
        <draw:frame draw:style-name="gr2" draw:layer="measurelines" svg:width="0.834cm" svg:height="0.469cm" svg:x="2.274cm" svg:y="4.97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measurelines" svg:width="0.817cm" svg:height="0.469cm" svg:x="3.847cm" svg:y="4.43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1" draw:text-style-name="P1" xml:id="id5" draw:id="id5" draw:layer="measurelines" svg:width="0.71cm" svg:height="0.655cm" svg:x="3.831cm" svg:y="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xml:id="id4" draw:id="id4" draw:layer="measurelines" svg:width="0.64cm" svg:height="0.469cm" svg:x="3.875cm" svg:y="1.703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connector draw:style-name="gr3" draw:text-style-name="P1" draw:layer="measurelines" draw:type="curve" svg:x1="4.917cm" svg:y1="3.449cm" svg:x2="4.515cm" svg:y2="1.937cm" draw:start-shape="id3" draw:start-glue-point="10" draw:end-shape="id4" draw:end-glue-point="1" svg:d="m4917 3449c753 0 954-1512-402-1512">
          <text:p/>
        </draw:connector>
        <draw:connector draw:style-name="gr3" draw:text-style-name="P1" draw:layer="measurelines" draw:type="curve" svg:x1="4.207cm" svg:y1="3.449cm" svg:x2="3.935cm" svg:y2="2.177cm" draw:start-shape="id3" draw:start-glue-point="6" draw:end-shape="id5" draw:end-glue-point="7" svg:d="m4207 3449c-182 0-272-424-272-1272">
          <text:p/>
        </draw:connector>
        <draw:frame draw:style-name="gr2" draw:layer="measurelines" svg:width="0.834cm" svg:height="0.469cm" svg:x="5.519cm" svg:y="2.401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measurelines" svg:width="0.817cm" svg:height="0.469cm" svg:x="3.862cm" svg:y="2.54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onnector draw:style-name="gr3" draw:text-style-name="P1" draw:layer="measurelines" draw:type="curve" svg:x1="3.875cm" svg:y1="1.937cm" svg:x2="2.932cm" svg:y2="3.788cm" draw:start-shape="id4" draw:start-glue-point="3" draw:end-shape="id2" draw:end-glue-point="11" svg:d="m3875 1937c-629 0-943 617-943 1851">
          <text:p/>
        </draw:connector>
        <draw:frame draw:style-name="gr2" draw:layer="measurelines" svg:width="0.834cm" svg:height="0.469cm" svg:x="2.788cm" svg:y="1.67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onnector draw:style-name="gr3" draw:text-style-name="P1" draw:layer="measurelines" draw:type="curve" draw:line-skew="0cm 1.46cm" svg:x1="4.186cm" svg:y1="1.618cm" svg:x2="4.813cm" svg:y2="3.68cm" draw:start-shape="id5" draw:start-glue-point="4" draw:end-shape="id3" draw:end-glue-point="9" svg:d="m4186 1618c0-753 2693-502 2693 1078s-2066 1879-2066 984">
          <text:p/>
        </draw:connector>
        <draw:frame draw:style-name="gr2" draw:layer="measurelines" svg:width="0.817cm" svg:height="0.469cm" svg:x="6.437cm" svg:y="1.326cm"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08T11:11:49</dc:date>
    <dc:creator>kkk </dc:creator>
    <meta:editing-duration>PT8H39M55S</meta:editing-duration>
    <meta:editing-cycles>40</meta:editing-cycles>
    <meta:generator>LibreOffice/3.3$Linux LibreOffice_project/330m19$Build-401</meta:generator>
    <meta:document-statistic meta:object-count="24"/>
  </office:meta>
</office:document-meta>
</file>

<file path=Object 1/content.xml><?xml version="1.0" encoding="utf-8"?>
<math xmlns="http://www.w3.org/1998/Math/MathML">
  <semantics>
    <mn>00</mn>
    <annotation encoding="StarMath 5.0">00</annotation>
  </semantics>
</math>
</file>

<file path=Object 10/content.xml><?xml version="1.0" encoding="utf-8"?>
<math xmlns="http://www.w3.org/1998/Math/MathML">
  <semantics>
    <mrow>
      <mn>1</mn>
      <mo stretchy="false">/</mo>
      <mn>0</mn>
    </mrow>
    <annotation encoding="StarMath 5.0">1/0</annotation>
  </semantics>
</math>
</file>

<file path=Object 11/content.xml><?xml version="1.0" encoding="utf-8"?>
<math xmlns="http://www.w3.org/1998/Math/MathML">
  <semantics>
    <mrow>
      <mn>0</mn>
      <mo stretchy="false">/</mo>
      <mn>0</mn>
    </mrow>
    <annotation encoding="StarMath 5.0">0/0</annotation>
  </semantics>
</math>
</file>

<file path=Object 12/content.xml><?xml version="1.0" encoding="utf-8"?>
<math xmlns="http://www.w3.org/1998/Math/MathML">
  <semantics>
    <mrow>
      <mn>1</mn>
      <mo stretchy="false">/</mo>
      <mn>0</mn>
    </mrow>
    <annotation encoding="StarMath 5.0">1/0</annotation>
  </semantics>
</math>
</file>

<file path=Object 2/content.xml><?xml version="1.0" encoding="utf-8"?>
<math xmlns="http://www.w3.org/1998/Math/MathML">
  <semantics>
    <mn>11</mn>
    <annotation encoding="StarMath 5.0">11</annotation>
  </semantics>
</math>
</file>

<file path=Object 3/content.xml><?xml version="1.0" encoding="utf-8"?>
<math xmlns="http://www.w3.org/1998/Math/MathML">
  <semantics>
    <mrow>
      <mn>0</mn>
      <mo stretchy="false">/</mo>
      <mn>0</mn>
    </mrow>
    <annotation encoding="StarMath 5.0">0/0</annotation>
  </semantics>
</math>
</file>

<file path=Object 4/content.xml><?xml version="1.0" encoding="utf-8"?>
<math xmlns="http://www.w3.org/1998/Math/MathML">
  <semantics>
    <mrow>
      <mn>1</mn>
      <mo stretchy="false">/</mo>
      <mn>0</mn>
    </mrow>
    <annotation encoding="StarMath 5.0">1/0</annotation>
  </semantics>
</math>
</file>

<file path=Object 5/content.xml><?xml version="1.0" encoding="utf-8"?>
<math xmlns="http://www.w3.org/1998/Math/MathML">
  <semantics>
    <mn>10</mn>
    <annotation encoding="StarMath 5.0">10</annotation>
  </semantics>
</math>
</file>

<file path=Object 6/content.xml><?xml version="1.0" encoding="utf-8"?>
<math xmlns="http://www.w3.org/1998/Math/MathML">
  <semantics>
    <mrow>
      <mn>0</mn>
      <mo stretchy="false">/</mo>
      <mn>1</mn>
    </mrow>
    <annotation encoding="StarMath 5.0">0/1</annotation>
  </semantics>
</math>
</file>

<file path=Object 7/content.xml><?xml version="1.0" encoding="utf-8"?>
<math xmlns="http://www.w3.org/1998/Math/MathML">
  <semantics>
    <mrow>
      <mn>1</mn>
      <mo stretchy="false">/</mo>
      <mn>0</mn>
    </mrow>
    <annotation encoding="StarMath 5.0">1/0</annotation>
  </semantics>
</math>
</file>

<file path=Object 8/content.xml><?xml version="1.0" encoding="utf-8"?>
<math xmlns="http://www.w3.org/1998/Math/MathML">
  <semantics>
    <mn>01</mn>
    <annotation encoding="StarMath 5.0">01</annotation>
  </semantics>
</math>
</file>

<file path=Object 9/content.xml><?xml version="1.0" encoding="utf-8"?>
<math xmlns="http://www.w3.org/1998/Math/MathML">
  <semantics>
    <mrow>
      <mn>0</mn>
      <mo stretchy="false">/</mo>
      <mn>0</mn>
    </mrow>
    <annotation encoding="StarMath 5.0">0/0</annotation>
  </semantics>
</math>
</file>